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bfca1" officeooo:paragraph-rsid="000bfca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style="italic" style:text-underline-style="none" fo:font-weight="normal" officeooo:rsid="000d1091" officeooo:paragraph-rsid="000d1091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size="12pt" fo:font-style="italic" style:text-underline-style="none" fo:font-weight="normal" officeooo:rsid="000fa167" officeooo:paragraph-rsid="000fa167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style:text-underline-style="none" fo:font-weight="normal" officeooo:rsid="0013373c" officeooo:paragraph-rsid="0013373c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style:text-underline-style="none" fo:font-weight="normal" officeooo:rsid="0015042f" officeooo:paragraph-rsid="0015042f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italic" style:text-underline-style="none" fo:font-weight="normal" officeooo:rsid="0015f964" officeooo:paragraph-rsid="00197e25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0d1091" officeooo:paragraph-rsid="000d109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0fa167" officeooo:paragraph-rsid="000fa16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3373c" officeooo:paragraph-rsid="0013373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5042f" officeooo:paragraph-rsid="0015042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71335" officeooo:paragraph-rsid="00197e2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italic" style:text-underline-style="none" fo:font-weight="normal" officeooo:rsid="0015f964" officeooo:paragraph-rsid="00197e25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style:text-underline-style="none" fo:font-weight="normal" officeooo:rsid="001cdb69" officeooo:paragraph-rsid="001cdb69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style:text-underline-style="none" fo:font-weight="normal" officeooo:rsid="001d1df1" officeooo:paragraph-rsid="001d1df1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italic" style:text-underline-style="none" fo:font-weight="normal" officeooo:rsid="001d36c0" officeooo:paragraph-rsid="001d36c0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6c21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1335" style:font-style-asian="normal" style:font-style-complex="normal"/>
    </style:style>
    <style:style style:name="T5" style:family="text">
      <style:text-properties fo:font-style="normal" officeooo:rsid="00197e25" style:font-style-asian="normal" style:font-style-complex="normal"/>
    </style:style>
    <style:style style:name="T6" style:family="text">
      <style:text-properties fo:font-style="normal" officeooo:rsid="001b13b5" style:font-style-asian="normal" style:font-style-complex="normal"/>
    </style:style>
    <style:style style:name="T7" style:family="text">
      <style:text-properties fo:font-style="normal" officeooo:rsid="001d3555" style:font-style-asian="normal" style:font-style-complex="normal"/>
    </style:style>
    <style:style style:name="T8" style:family="text">
      <style:text-properties officeooo:rsid="00197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Commandes </text:span><text:span text:style-name="T2">console </text:span><text:span text:style-name="T1">:</text:span></text:p>
      <text:p text:style-name="P1"/>
      <text:p text:style-name="P2">python manage.py runserver <text:span text:style-name="T3">: permet de lancer le serveur de développement intégré à Django.</text:span></text:p>
      <text:p text:style-name="P7"/>
      <text:p text:style-name="P3">python manage.py migrate <text:span text:style-name="T3">: permet d’effectuer les migrations.</text:span></text:p>
      <text:p text:style-name="P8"/>
      <text:p text:style-name="P4">python manage.py startapp &lt;nom&gt; <text:span text:style-name="T3">: permet de créer une application au « nom » donné.</text:span></text:p>
      <text:p text:style-name="P9"/>
      <text:p text:style-name="P5">python manage.py makemigrations <text:span text:style-name="T3">: permet de créer une migration.</text:span></text:p>
      <text:p text:style-name="P10"/>
      <text:p text:style-name="P6">python manage.py<text:span text:style-name="T3"> shell : permet d’utiliser le shell Django. </text:span><text:span text:style-name="T4">(CTRL + D pour en sortir)</text:span></text:p>
      <text:p text:style-name="P11"/>
      <text:p text:style-name="P6"><text:span text:style-name="T8">python manage.py </text:span><text:span text:style-name="T5">createsuperuser : </text:span><text:span text:style-name="T6">permet de créer un compte super utilisateur pour administrer l’application.</text:span></text:p>
      <text:p text:style-name="P6"><text:span text:style-name="T6"/></text:p>
      <text:p text:style-name="P13">python manage.py showmigrations <text:span text:style-name="T3">: liste toutes les migrations effectuées.</text:span></text:p>
      <text:p text:style-name="P13"><text:span text:style-name="T3"/></text:p>
      <text:p text:style-name="P14">python manage.py migrate &lt;nom application&gt; &lt;migration&gt; <text:span text:style-name="T3">: permet de revenir à la « migration » voulue sur l’application donnée. </text:span><text:span text:style-name="T7">(EN LOCAL SI PAS PARTAGER)</text:span></text:p>
      <text:p text:style-name="P14"><text:span text:style-name="T7"/></text:p>
      <text:p text:style-name="P15">python manage.py makemigrations –merge <text:span text:style-name="T3">: permet de fusionner ensemble 2 migrations portant le même indic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2:01:21.025899801</meta:creation-date>
    <dc:date>2023-06-22T09:48:51.013003372</dc:date>
    <meta:editing-duration>PT4H4M55S</meta:editing-duration>
    <meta:editing-cycles>14</meta:editing-cycles>
    <meta:generator>LibreOffice/7.4.5.1$Linux_X86_64 LibreOffice_project/40$Build-1</meta:generator>
    <meta:document-statistic meta:table-count="0" meta:image-count="0" meta:object-count="0" meta:page-count="1" meta:paragraph-count="10" meta:word-count="126" meta:character-count="846" meta:non-whitespace-character-count="729"/>
  </office:meta>
</office:document-meta>
</file>